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30A000000825957818237707DA3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16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66cc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6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Fernando">
      <style:table-cell-properties fo:border="none"/>
    </style:style>
    <style:style style:name="ce8" style:family="table-cell" style:parent-style-name="Fernando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Fernando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4" style:family="table-cell" style:parent-style-name="Fernando" style:data-style-name="N0">
      <style:table-cell-properties fo:border-bottom="none" fo:background-color="#ffffff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5" style:family="table-cell" style:parent-style-name="Fernando" style:data-style-name="N0">
      <style:table-cell-properties fo:border-bottom="none" fo:background-color="#ffffff" fo:border-left="none" fo:border-right="0.06pt solid #000000" fo:border-top="none"/>
      <style:text-properties fo:font-weight="normal" style:font-weight-asian="normal" style:font-weight-complex="normal"/>
    </style:style>
    <style:style style:name="ce16" style:family="table-cell" style:parent-style-name="Fernando" style:data-style-name="N126">
      <style:table-cell-properties fo:background-color="#ffffff" fo:border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8" style:family="table-cell" style:parent-style-name="Default" style:data-style-name="N0">
      <style:table-cell-properties fo:border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99">
      <style:table-cell-properties fo:border="none"/>
    </style:style>
    <style:style style:name="ce21" style:family="table-cell" style:parent-style-name="Default" style:data-style-name="N104">
      <style:table-cell-properties fo:border="0.06pt solid #000000"/>
    </style:style>
    <style:style style:name="ce22" style:family="table-cell" style:parent-style-name="Fernando" style:data-style-name="N0">
      <style:table-cell-properties fo:background-color="#ffffff" fo:border="none"/>
      <style:text-properties fo:font-weight="normal" style:font-weight-asian="normal" style:font-weight-complex="normal"/>
    </style:style>
    <style:style style:name="ce23" style:family="table-cell" style:parent-style-name="Fernando" style:data-style-name="N126">
      <style:table-cell-properties fo:border-bottom="0.06pt solid #000000" fo:background-color="#ffffff" fo:border-left="none" fo:border-right="none" fo:border-top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8" style:family="table-cell" style:parent-style-name="Fernando" style:data-style-name="N0">
      <style:table-cell-properties fo:border-bottom="none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29" style:family="table-cell" style:parent-style-name="Fernando" style:data-style-name="N0">
      <style:table-cell-properties fo:background-color="#ffffff" fo:border="0.06pt solid #000000"/>
      <style:text-properties fo:font-size="13pt" fo:font-weight="normal" style:font-size-asian="13pt" style:font-weight-asian="normal" style:font-size-complex="13pt" style:font-weight-complex="normal"/>
    </style:style>
    <style:style style:name="ce30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solid" draw:stroke-dash="Ultrafine_20_Dashed" svg:stroke-width="0mm" svg:stroke-color="#000000" draw:marker-start-width="2mm" draw:marker-end-width="2mm" draw:fill="solid" draw:fill-color="#ffffff" draw:textarea-horizontal-align="center" draw:textarea-vertical-align="middle" draw:auto-grow-height="false" draw:auto-grow-width="false" draw:fit-to-size="shrink-to-fit" fo:min-height="78.29mm" fo:padding-top="-2.5mm" fo:padding-bottom="-2.5mm" fo:padding-left="4mm" fo:padding-right="4m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Roboto" fo:font-size="10.5pt" style:font-size-asian="10.5pt" style:font-size-complex="10.5pt"/>
    </style:style>
    <style:style style:name="T1" style:family="text"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2" svg:width="120.05mm" svg:height="88.48mm" svg:x="181.86mm" svg:y="3.8mm">
            <draw:text-box>
              <text:p text:style-name="P1"><text:span text:style-name="T1">A Esportes Radicais S/A produz pára-quedas e asa-deltas em duas linhas de montagem. A primeira linha de montagem tem 100 horas semanais disponíveis para a fabricação dos produtos, ea segunda linha tem um limite de 42 horas semanais. Cada um dos produtos requer 10 horas de processamento na linha 1, enquanto que na linha 2 o pára-quedas requer 3 horas e a asa-delta requer 7 horas. Sabendo que o mercado está disposto a comprar toda a produção da empresa e que o lucro pela venda de cada pára-quedas é de R$60,00 e para cada asa-delta vendida é de R$40,00,encontre a programação de produção que maximize o lucro da Esportes Radicais S/A. Elabore o modelo.</text:span></text:p>
            </draw:text-box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14 Esportes Radicais S/A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13" office:value-type="string" calcext:value-type="string">
            <text:p>Paraquedas</text:p>
          </table:table-cell>
          <table:table-cell table:style-name="ce13" office:value-type="string" calcext:value-type="string">
            <text:p>Asa-Delta</text:p>
          </table:table-cell>
          <table:table-cell table:style-name="ce27" office:value-type="string" calcext:value-type="string">
            <text:p>Total</text:p>
          </table:table-cell>
          <table:table-cell/>
        </table:table-row>
        <table:table-row table:style-name="ro1">
          <table:table-cell table:style-name="ce3" office:value-type="string" calcext:value-type="string">
            <text:p>Linha 1</text:p>
          </table:table-cell>
          <table:table-cell table:style-name="ce14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4" office:value-type="string" calcext:value-type="string">
            <text:p>Linha 2</text:p>
          </table:table-cell>
          <table:table-cell table:style-name="ce15"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5" office:value-type="string" calcext:value-type="string">
            <text:p>Lucro</text:p>
          </table:table-cell>
          <table:table-cell table:style-name="ce16" office:value-type="currency" office:currency="USD" office:value="60" calcext:value-type="currency">
            <text:p>$60,00</text:p>
          </table:table-cell>
          <table:table-cell table:style-name="ce23" office:value-type="currency" office:currency="USD" office:value="40" calcext:value-type="currency">
            <text:p>$40,00</text:p>
          </table:table-cell>
          <table:table-cell table:style-name="ce29"/>
          <table:table-cell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6" office:value-type="string" calcext:value-type="string" table:number-columns-spanned="4" table:number-rows-spanned="1">
            <text:p>Variável</text:p>
          </table:table-cell>
          <table:covered-table-cell table:style-name="ce17"/>
          <table:covered-table-cell table:style-name="ce24"/>
          <table:covered-table-cell table:style-name="ce30"/>
          <table:table-cell/>
        </table:table-row>
        <table:table-row table:style-name="ro1">
          <table:table-cell table:style-name="ce7" table:formula="of:=[.B3]&amp;&quot; na L1&quot;" office:value-type="string" office:string-value="Paraquedas na L1" calcext:value-type="string">
            <text:p>Paraquedas na L1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7" table:formula="of:=[.C3]&amp;&quot; na L1&quot;" office:value-type="string" office:string-value="Asa-Delta na L1" calcext:value-type="string">
            <text:p>Asa-Delta na L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 table:formula="of:=[.B3]&amp;&quot; na L2&quot;" office:value-type="string" office:string-value="Paraquedas na L2" calcext:value-type="string">
            <text:p>Paraquedas na L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table:formula="of:=[.C3]&amp;&quot; na L2&quot;" office:value-type="string" office:string-value="Asa-Delta na L2" calcext:value-type="string">
            <text:p>Asa-Delta na L2</text:p>
          </table:table-cell>
          <table:table-cell table:style-name="ce18" office:value-type="float" office:value="6" calcext:value-type="float">
            <text:p>6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11" table:number-columns-repeated="3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19"/>
          <table:covered-table-cell table:style-name="ce31"/>
          <table:table-cell/>
        </table:table-row>
        <table:table-row table:style-name="ro1">
          <table:table-cell table:style-name="ce9" office:value-type="string" calcext:value-type="string">
            <text:p>10A+10B &lt;= 100</text:p>
          </table:table-cell>
          <table:table-cell table:style-name="ce18" table:formula="of:=[.B4]*[.B9]+[.C4]*[.B10]" office:value-type="float" office:value="100" calcext:value-type="float">
            <text:p>100</text:p>
          </table:table-cell>
          <table:table-cell table:style-name="ce10" office:value-type="string" calcext:value-type="string">
            <text:p>&lt;=</text:p>
          </table:table-cell>
          <table:table-cell table:style-name="ce32" table:formula="of:=[.D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0" office:value-type="string" calcext:value-type="string">
            <text:p>3A+7B &lt;= 42</text:p>
          </table:table-cell>
          <table:table-cell table:style-name="ce18" table:formula="of:=[.B5]*[.B11]+[.C5]*[.B12]" office:value-type="float" office:value="42" calcext:value-type="float">
            <text:p>42</text:p>
          </table:table-cell>
          <table:table-cell table:style-name="ce10" office:value-type="string" calcext:value-type="string">
            <text:p>&lt;=</text:p>
          </table:table-cell>
          <table:table-cell table:style-name="ce33" table:formula="of:=[.D5]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10" office:value-type="string" calcext:value-type="string">
            <text:p>A1 &amp; A2 &amp; B1 &amp; B2 &gt;= 0</text:p>
          </table:table-cell>
          <table:table-cell table:style-name="ce20"/>
          <table:table-cell table:style-name="ce10"/>
          <table:table-cell table:style-name="ce33"/>
          <table:table-cell/>
        </table:table-row>
        <table:table-row table:style-name="ro1">
          <table:table-cell table:style-name="ce11" table:number-columns-repeated="4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19"/>
          <table:covered-table-cell table:style-name="ce31"/>
          <table:table-cell/>
        </table:table-row>
        <table:table-row table:style-name="ro1">
          <table:table-cell table:style-name="ce12" table:formula="of:=CONCATENATE(&quot;Z=&quot;;[.B6];&quot;a + &quot;;[.C6];&quot;b &quot;;)" office:value-type="string" office:string-value="Z=60a + 40b " calcext:value-type="string">
            <text:p>Z=60a + 40b </text:p>
          </table:table-cell>
          <table:table-cell table:style-name="ce21" table:formula="of:=[.B6]*[.B9]+[.C6]*[.B12]" office:value-type="currency" office:currency="BRL" office:value="840" calcext:value-type="currency">
            <text:p>R$ 840,00</text:p>
          </table:table-cell>
          <table:table-cell table:style-name="ce26"/>
          <table:table-cell table:style-name="ce34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min-integer-digits="1"/>
      <number:text>g</number:text>
    </number:number-style>
    <number:number-style style:name="N109">
      <number:number number:min-integer-digits="1"/>
      <number:text> m³</number:text>
    </number:number-style>
    <number:number-style style:name="N110">
      <number:number number:min-integer-digits="1"/>
      <number:text> m</number:text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min-integer-digits="1"/>
      <number:text> gramas</number:text>
    </number:number-style>
    <number:number-style style:name="N123">
      <number:number number:min-integer-digits="1"/>
      <number:text> g</number:text>
    </number:number-style>
    <number:percentage-style style:name="N124">
      <number:number number:decimal-places="1" loext:min-decimal-places="1" number:min-integer-digits="1"/>
      <number:text>%</number:text>
    </number:percentage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  <draw:fill-image draw:name="Bitmap_20_1" draw:display-name="Bitmap 1" xlink:href="Pictures/100000000000030A000000825957818237707DA3.png" xlink:type="simple" xlink:show="embed" xlink:actuate="onLoad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Roboto1"/>
    </style:style>
  </office:automatic-styles>
  <office:master-styles>
    <style:master-page style:name="Default" style:page-layout-name="Mpm1">
      <style:header>
        <style:region-left>
          <text:p><text:span text:style-name="MT1">a</text:span></text:p>
        </style:region-left>
        <style:region-center>
          <text:p><text:title>???</text:title></text:p>
        </style:region-center>
        <style:region-right>
          <text:p>a</text:p>
        </style:region-right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5:23:52.6472061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24T15:33:42.454149687</dc:date>
    <meta:editing-duration>PT3H58M39S</meta:editing-duration>
    <meta:editing-cycles>48</meta:editing-cycles>
    <meta:generator>LibreOffice/5.1.6.2$Linux_X86_64 LibreOffice_project/10m0$Build-2</meta:generator>
    <meta:document-statistic meta:table-count="1" meta:cell-count="37" meta:object-count="1"/>
  </office:meta>
</office:document-meta>
</file>